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153100000ADB54933B4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fo:text-align="start" style:justify-single-word="false"/>
    </style:style>
    <style:style style:name="P2" style:family="paragraph" style:parent-style-name="Text_20_body">
      <style:paragraph-properties fo:line-height="200%" fo:text-align="center" style:justify-single-word="false"/>
    </style:style>
    <style:style style:name="P3" style:family="paragraph" style:parent-style-name="Text_20_body">
      <style:paragraph-properties fo:line-height="100%" fo:text-align="start" style:justify-single-word="false"/>
    </style:style>
    <style:style style:name="P4" style:family="paragraph" style:parent-style-name="Standard">
      <style:paragraph-properties fo:line-height="200%" fo:text-align="end" style:justify-single-word="false"/>
    </style:style>
    <style:style style:name="P5" style:family="paragraph" style:parent-style-name="Standard">
      <style:paragraph-properties fo:line-height="200%" fo:text-align="center"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Zack Austin</text:p>
      <text:p text:style-name="P4">CS3450</text:p>
      <text:p text:style-name="P5">Homework 5 – Chapter 7</text:p>
      <text:p text:style-name="P5"/>
      <text:p text:style-name="P3">b. A web application uses a database to get Employee data. The application could use the database API directly, but this would result in a number of low-level SQL calls scattered throughout the code (setting the connection, building queries, extracting results, building Employee objects, etc.). Explain how you can design the application so that it is not directly dependent on the database used, and so getting and setting employee data won’t be such a pain.</text:p>
      <text:p text:style-name="P1"/>
      <text:p text:style-name="P1"><text:tab/>We would design a new interface to be a front end to the application. This is exactly what the Facade Pattern does. Through the interface we can shield the user from having to use these scatted SQL calls and use only the simple commands they want to use, such as setting employee data. </text:p>
      <text:p text:style-name="P1">Example:</text:p>
      <text:p text:style-name="P2"><draw:frame draw:style-name="fr1" draw:name="graphics1" text:anchor-type="paragraph" svg:width="2.1362in" svg:height="1.0937in" draw:z-index="0"><draw:image xlink:href="Pictures/200000070000153100000ADB54933B43.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k Austin</meta:initial-creator>
    <meta:creation-date>2013-11-04T21:12:46.41</meta:creation-date>
    <dc:date>2013-11-04T22:22:49.46</dc:date>
    <dc:creator>Zack Austin</dc:creator>
    <meta:editing-duration>PT54M42S</meta:editing-duration>
    <meta:editing-cycles>2</meta:editing-cycles>
    <meta:generator>OpenOffice/4.0.0$Win32 OpenOffice.org_project/400m3$Build-9702</meta:generator>
    <meta:document-statistic meta:table-count="0" meta:image-count="1" meta:object-count="0" meta:page-count="1" meta:paragraph-count="6" meta:word-count="137" meta:character-count="794"/>
  </office:meta>
</office:document-meta>
</file>